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2.298cm" svg:height="5.013cm" draw:transform="skewX (-0.000523598775598274) rotate (-2.84418854904996) translate (6.8656942916063cm 7.6324275596563cm)" svg:viewBox="0 0 2299 5014" svg:d="M2298 4523c-77-190-704-1631-922-2328-219-697-545-1842-613-2160-37-168-798 315-762 454 93 356 399 1380 733 2305s677 1780 800 2179c60 196 797-367 764-450z">
          <text:p/>
        </draw:path>
        <draw:path draw:style-name="gr1" draw:text-style-name="P1" draw:layer="layout" svg:width="5.421cm" svg:height="0.834cm" draw:transform="rotate (-2.10259814987757) translate (6.6641449844071cm 3.4994475723531cm)" svg:viewBox="0 0 5422 835" svg:d="M38 654c340 34 1827 141 2547 151 721 9 2308 25 2683 30 130 0 249-662 42-661-266 1-1712 86-2577 71-863-17-2207-192-2556-245-124-17-239 644-139 654z">
          <text:p/>
        </draw:path>
        <draw:path draw:style-name="gr1" draw:text-style-name="P1" draw:layer="layout" svg:width="0.902cm" svg:height="0.66cm" draw:transform="skewX (0.00244346095279208) rotate (-2.15652882376419) translate (4.08788958045838cm 3.4194226950942cm)" svg:viewBox="0 0 903 661" svg:d="M528 644c136-64 328-219 366-367 34-139-27-185-184-243-156-57-352-32-459-3-277 72-309 187-173 369s314 309 450 244z">
          <text:p/>
        </draw:path>
        <draw:path draw:style-name="gr1" draw:text-style-name="P1" draw:layer="layout" svg:width="0.903cm" svg:height="0.66cm" draw:transform="skewX (0.00122173047639606) rotate (-2.15652882376419) translate (6.87387363820871cm 3.1991954926457cm)" svg:viewBox="0 0 904 661" svg:d="M527 644c137-64 329-219 367-367 35-139-27-185-184-243-156-57-351-32-459-3-277 72-309 187-173 369s313 309 449 244z">
          <text:p/>
        </draw:path>
        <draw:path draw:style-name="gr1" draw:text-style-name="P1" draw:layer="layout" svg:width="0.902cm" svg:height="0.661cm" draw:transform="skewX (0.00122173047639598) rotate (-2.1556561591382) translate (4.08779065192771cm 7.5812958331612cm)" svg:viewBox="0 0 903 662" svg:d="M527 644c137-64 329-219 367-367 35-139-27-185-184-243-155-57-351-32-459-4-276 72-309 187-173 370 136 182 313 309 449 244z">
          <text:p/>
        </draw:path>
        <draw:path draw:style-name="gr1" draw:text-style-name="P1" draw:layer="layout" svg:width="0.902cm" svg:height="0.661cm" draw:transform="skewX (0.00122173047639598) rotate (-2.1556561591382) translate (6.87362398526101cm 7.2562958331612cm)" svg:viewBox="0 0 903 662" svg:d="M527 644c137-64 329-219 367-367 35-139-27-185-184-243-155-57-351-32-459-4-276 72-309 187-173 370 136 182 313 309 449 244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6T15:54:42.687000000</dc:date>
    <meta:editing-duration>PT2M58S</meta:editing-duration>
    <meta:editing-cycles>3</meta:editing-cycles>
    <meta:generator>LibreOffice/24.2.4.2$Windows_X86_64 LibreOffice_project/51a6219feb6075d9a4c46691dcfe0cd9c4fff3c2</meta:generator>
    <meta:document-statistic meta:object-count="6"/>
  </office:meta>
</office:document-meta>
</file>